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text-align="start" style:justify-single-word="false"/>
    </style:style>
    <style:style style:name="P2" style:family="paragraph" style:parent-style-name="Heading_20_1" style:list-style-name="WWNum1">
      <style:paragraph-properties fo:margin-top="0.423cm" fo:margin-bottom="0.212cm" style:contextual-spacing="false" fo:text-align="start" style:justify-single-word="false"/>
    </style:style>
    <style:style style:name="P3" style:family="paragraph" style:parent-style-name="Heading_20_2" style:list-style-name="WWNum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itle">
      <style:paragraph-properties fo:margin-top="0.423cm" fo:margin-bottom="0.212cm" style:contextual-spacing="false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eliers thématiques pour préparer des solutions adaptées à chaque cas. </text:p>
      <text:p text:style-name="P4"/>
      <text:list xml:id="list1913584829" text:style-name="WWNum1">
        <text:list-item>
          <text:h text:style-name="P1" text:outline-level="1">1) Eau potable</text:h>
        </text:list-item>
      </text:list>
      <text:p text:style-name="P4">- identification des sources et autres modes de fourniture</text:p>
      <text:p text:style-name="P4">- distribution en situation dégradée</text:p>
      <text:p text:style-name="P4">- stockage et précautions à prendre</text:p>
      <text:p text:style-name="P4">- Moyens de transport avant/après</text:p>
      <text:p text:style-name="P4">- contrôle qualité (kits simples &amp; laboratoire de campagne)</text:p>
      <text:p text:style-name="P4"/>
      <text:list xml:id="list101306826538513" text:continue-numbering="true" text:style-name="WWNum1">
        <text:list-item>
          <text:h text:style-name="P1" text:outline-level="1">2) Alimentation &amp; nutrition</text:h>
        </text:list-item>
      </text:list>
      <text:p text:style-name="P4">- stocks alimentaires, rotations, lieux de stockage, nature du stock,</text:p>
      <text:p text:style-name="P4">- nutrition et santé, comment éviter les déséquilibres, les carences,</text:p>
      <text:p text:style-name="P4">- filières locales producteurs, transformation, et échanges</text:p>
      <text:p text:style-name="P4">- modes de conservation, et de cuisson sans électricité, ni gaz</text:p>
      <text:p text:style-name="P4">- fours collectifs pour la production de pains, galettes,</text:p>
      <text:p text:style-name="P4"/>
      <text:list xml:id="list101307340221264" text:continue-numbering="true" text:style-name="WWNum1">
        <text:list-item>
          <text:h text:style-name="P1" text:outline-level="1">3) Végétaux</text:h>
        </text:list-item>
      </text:list>
      <text:p text:style-name="P4">- plantes sauvages, les reconnaître, quels spécialistes locaux ?</text:p>
      <text:p text:style-name="P4">- nutrition &amp; recettes</text:p>
      <text:p text:style-name="P4">- plantes médicinales, pharmacopée locale</text:p>
      <text:p text:style-name="P4">- semences potagères, cultures, et évolution selon les situations</text:p>
      <text:p text:style-name="P4">- zones cultivables à exploiter</text:p>
      <text:p text:style-name="P4">- compétences locales et équipement ancien</text:p>
      <text:p text:style-name="P4">- serres et gestion selon la situation « climatique »</text:p>
      <text:p text:style-name="P4"/>
      <text:list xml:id="list101305553467159" text:continue-numbering="true" text:style-name="WWNum1">
        <text:list-item>
          <text:h text:style-name="P1" text:outline-level="1">4) Énergie</text:h>
        </text:list-item>
      </text:list>
      <text:p text:style-name="P4">- Équipements et stocks de combustibles avant pénuries</text:p>
      <text:p text:style-name="P4">- Fournitures d’énergie post pénuries, analyse des besoins &amp; solutions</text:p>
      <text:p text:style-name="P4">- Evolution du mode de production selon les situations « climatiques « </text:p>
      <text:p text:style-name="P4">- Kits mobiles légers pour dépanner, recharger des batteries</text:p>
      <text:p text:style-name="P4">- Équipes expertes et solutions innovantes à déployer</text:p>
      <text:p text:style-name="P4">- Éclairage, solutions anciennes à réhabiliter</text:p>
      <text:p text:style-name="P4"/>
      <text:list xml:id="list101306975948578" text:continue-numbering="true" text:style-name="WWNum1">
        <text:list-item>
          <text:h text:style-name="P1" text:outline-level="1">5) Transports</text:h>
        </text:list-item>
      </text:list>
      <text:p text:style-name="P4">- Moyens de transport avant les problèmes, co-voiturage, entraide, stocks carburants</text:p>
      <text:p text:style-name="P4">- Déplacement des personnes pendant une phase critique, points relais, abris.</text:p>
      <text:p text:style-name="P4"><text:soft-page-break/>- Transports logistiques en situation dégradée, nouvelles routes, traction animale</text:p>
      <text:p text:style-name="P4"/>
      <text:list xml:id="list101306298333282" text:continue-numbering="true" text:style-name="WWNum1">
        <text:list-item>
          <text:h text:style-name="P1" text:outline-level="1">6) Sécurité &amp; secours</text:h>
        </text:list-item>
      </text:list>
      <text:p text:style-name="P4">- prévention des risques « climatiques » et adaptation (personnes, ressources, cultures, animaux, matériel électronique…) et dispositifs d’alertes.</text:p>
      <text:p text:style-name="P4">- groupes de conseils, d’accompagnement ou d’interventions, spécialisés selon la nature du problème à résoudre</text:p>
      <text:p text:style-name="P4">- formations en amont, face aux différentes situations possibles.</text:p>
      <text:p text:style-name="P4">- équipements et stocks disponibles par secteur, protection des stocks.</text:p>
      <text:p text:style-name="P4">- personnel médical et aidants disponibles</text:p>
      <text:p text:style-name="P4">- soins psychologiques, et autres</text:p>
      <text:p text:style-name="P4">- gestion de conflits (CNV, médiation, ou autre)</text:p>
      <text:p text:style-name="P4"/>
      <text:list xml:id="list101305841371015" text:continue-numbering="true" text:style-name="WWNum1">
        <text:list-item>
          <text:h text:style-name="P1" text:outline-level="1">7) Ressources et recyclerie</text:h>
        </text:list-item>
      </text:list>
      <text:p text:style-name="P4">- équipes de bricoleurs ingénieux et créatifs</text:p>
      <text:p text:style-name="P4">- anciens outils des campagnes (non électriques)</text:p>
      <text:p text:style-name="P4">- déchetteries valorisées</text:p>
      <text:p text:style-name="P4">- inventaires partagés des ressources</text:p>
      <text:p text:style-name="P4">- applications potentielles, dépannages, transformation d’usages,</text:p>
      <text:p text:style-name="P4"/>
      <text:list xml:id="list101306192336225" text:continue-numbering="true" text:style-name="WWNum1">
        <text:list-item>
          <text:h text:style-name="P1" text:outline-level="1">8) Accompagnement</text:h>
        </text:list-item>
      </text:list>
      <text:p text:style-name="P4">- enfants</text:p>
      <text:p text:style-name="P4">- femmes enceintes et accouchements</text:p>
      <text:p text:style-name="P4">- personnes âgées,</text:p>
      <text:p text:style-name="P4">- personnes isolées</text:p>
      <text:p text:style-name="P4">- personnes handicapées, ou nécessitant des soins.</text:p>
      <text:p text:style-name="P4">- nouveaux arrivants, réfugiés</text:p>
      <text:p text:style-name="P4"/>
      <text:list xml:id="list101306667877928" text:continue-numbering="true" text:style-name="WWNum1">
        <text:list-item>
          <text:list>
            <text:list-item>
              <text:h text:style-name="P3" text:outline-level="2">9) Connaissances</text:h>
            </text:list-item>
          </text:list>
        </text:list-item>
      </text:list>
      <text:p text:style-name="P4">- bibliothèques locales, fonds à préserver des dégâts « climatiques »</text:p>
      <text:p text:style-name="P4">- ouvrages spécialisés à acquérir dans chaque secteur</text:p>
      <text:p text:style-name="P4">- partage des connaissances avant et après</text:p>
      <text:p text:style-name="P4">- transmission aux jeunes générations</text:p>
      <text:p text:style-name="P4">- école à la maison</text:p>
      <text:p text:style-name="P4"/>
      <text:list xml:id="list101306439304023" text:continue-numbering="true" text:style-name="WWNum1">
        <text:list-item>
          <text:h text:style-name="P1" text:outline-level="1">10) Cartographies locales</text:h>
        </text:list-item>
      </text:list>
      <text:p text:style-name="P4">- recueil et vérification des informations</text:p>
      <text:p text:style-name="P4">- report sur des fonds de cartes (logiciel et ordinateur ad hoc)</text:p>
      <text:p text:style-name="P4">- calques des différentes situations envisagées</text:p>
      <text:p text:style-name="P4">- impression plastifiée pour mise à disposition des cellules</text:p>
      <text:p text:style-name="P4"/>
      <text:list xml:id="list101305662541919" text:continue-numbering="true" text:style-name="WWNum1">
        <text:list-item>
          <text:h text:style-name="P1" text:outline-level="1"><text:soft-page-break/>11) Spirituel &amp; psychologique</text:h>
        </text:list-item>
      </text:list>
      <text:p text:style-name="P4">- préparation psychologique et spirituelle pour maintenir un haut niveau vibratoire</text:p>
      <text:p text:style-name="P4">- échanges et partages d’informations</text:p>
      <text:p text:style-name="P4"/>
      <text:list xml:id="list101305900583604" text:continue-numbering="true" text:style-name="WWNum1">
        <text:list-item>
          <text:h text:style-name="P2" text:outline-level="1">12) Communications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Heading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meta:editing-cycles>3</meta:editing-cycles>
    <meta:creation-date>2022-04-09T16:01:39</meta:creation-date>
    <dc:date>2022-04-13T06:00:05</dc:date>
    <meta:generator>LibreOffice/7.3.1.3$Windows_X86_64 LibreOffice_project/a69ca51ded25f3eefd52d7bf9a5fad8c90b87951</meta:generator>
    <meta:document-statistic meta:table-count="0" meta:image-count="0" meta:object-count="0" meta:page-count="3" meta:paragraph-count="68" meta:word-count="466" meta:character-count="3203" meta:non-whitespace-character-count="2803"/>
  </office:meta>
</office:document-meta>
</file>